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4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5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6" style:family="paragraph">
      <style:text-properties fo:color="#ffffff" style:font-name="Segoe UI" fo:font-size="26pt" fo:text-shadow="1pt 1pt" style:font-size-asian="26pt" style:font-size-complex="26pt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26pt" fo:font-weight="normal" style:font-name-asian="Segoe UI1" style:font-size-asian="26pt" style:font-weight-asian="normal" style:font-name-complex="Segoe UI1" style:font-size-complex="26pt" style:font-weight-complex="normal"/>
    </style:style>
    <style:style style:name="P9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26pt" fo:font-weight="normal" style:font-name-asian="Segoe UI1" style:font-size-asian="26pt" style:font-weight-asian="normal" style:font-name-complex="Segoe UI1" style:font-size-complex="26pt" style:font-weight-complex="normal"/>
    </style:style>
    <style:style style:name="P10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26pt" fo:font-weight="normal" style:font-name-asian="Segoe UI1" style:font-size-asian="26pt" style:font-weight-asian="normal" style:font-name-complex="Segoe UI1" style:font-size-complex="26pt" style:font-weight-complex="normal"/>
    </style:style>
    <style:style style:name="P11" style:family="paragraph"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12" style:family="paragraph">
      <style:paragraph-properties fo:margin-left="0cm" fo:margin-right="0cm" fo:margin-top="0cm" fo:margin-bottom="0cm" fo:text-indent="0cm" style:text-autospace="none"/>
      <style:text-properties fo:color="#ffffff" style:font-name="Segoe UI1" fo:font-size="26pt" fo:font-weight="normal" style:font-name-asian="Segoe UI1" style:font-size-asian="26pt" style:font-weight-asian="normal" style:font-name-complex="Segoe UI1" style:font-size-complex="26pt" style:font-weight-complex="normal"/>
    </style:style>
    <style:style style:name="P13" style:family="paragraph">
      <style:paragraph-properties fo:margin-left="0.318cm" fo:margin-right="0cm" fo:margin-top="0cm" fo:margin-bottom="0cm" fo:text-indent="0cm" style:text-autospace="none"/>
      <style:text-properties fo:color="#ffffff" style:font-name="Segoe UI1" fo:font-size="26pt" fo:font-weight="normal" style:font-name-asian="Segoe UI1" style:font-size-asian="26pt" style:font-weight-asian="normal" style:font-name-complex="Segoe UI1" style:font-size-complex="26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3" style:family="text">
      <style:text-properties fo:color="#83caff" style:font-name="Segoe UI1" fo:font-size="26pt" fo:text-shadow="1pt 1pt" fo:font-weight="normal" style:font-name-asian="Segoe UI1" style:font-size-asian="26pt" style:font-weight-asian="normal" style:font-name-complex="Segoe UI1" style:font-size-complex="26pt" style:font-weight-complex="normal"/>
    </style:style>
    <style:style style:name="T4" style:family="text">
      <style:text-properties fo:color="#83caff" style:font-name="Segoe UI" fo:font-size="32pt" fo:text-shadow="1pt 1pt" fo:font-weight="normal" style:font-size-asian="32pt" style:font-weight-asian="normal" style:font-size-complex="32pt" style:font-weight-complex="normal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83caff" style:font-name="Segoe UI1" fo:font-size="26pt" fo:text-shadow="1pt 1pt" style:font-name-asian="Segoe UI1" style:font-size-asian="26pt" style:font-name-complex="Segoe UI1" style:font-size-complex="26pt"/>
    </style:style>
    <style:style style:name="T7" style:family="text">
      <style:text-properties fo:color="#83caff" style:font-name="Segoe UI" fo:font-size="32pt" fo:text-shadow="1pt 1pt" style:font-size-asian="32pt" style:font-size-complex="32pt"/>
    </style:style>
    <style:style style:name="T8" style:family="text">
      <style:text-properties fo:color="#ffffff" style:font-name="Segoe UI" fo:font-size="32pt" fo:text-shadow="1pt 1pt" style:font-size-asian="32pt" style:font-size-complex="32pt"/>
    </style:style>
    <style:style style:name="T9" style:family="text">
      <style:text-properties fo:color="#ffffff" style:font-name="Segoe UI1" fo:font-size="32pt" fo:text-shadow="1pt 1pt" fo:font-weight="bold" style:font-name-asian="Segoe UI1" style:font-size-asian="32pt" style:font-weight-asian="bold" style:font-name-complex="Segoe UI1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6.162cm" svg:height="2.681cm" svg:x="1.016cm" svg:y="1.016cm">
          <draw:text-box>
            <text:p text:style-name="P1"><text:span text:style-name="T1">Psalmody:</text:span></text:p>
            <text:p text:style-name="P1"><text:span text:style-name="T2">Psalm 90:1–12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6" draw:layer="layout" svg:width="26.162cm" svg:height="7.766cm" svg:x="1.016cm" svg:y="1.016cm">
          <draw:text-box>
            <text:p text:style-name="P3"><text:span text:style-name="T3">1 </text:span><text:span text:style-name="T4">Lord, you have been our dwelling place</text:span></text:p>
            <text:p text:style-name="P4"><text:span text:style-name="T5"><text:s text:c="7"/></text:span><text:span text:style-name="T5">in all generations.</text:span></text:p>
            <text:p text:style-name="P5"><text:span text:style-name="T6">2 </text:span><text:span text:style-name="T7">Before the mountains were brought forth, or ever <text:s/></text:span></text:p>
            <text:p text:style-name="P5"><text:span text:style-name="T7"><text:s text:c="3"/></text:span><text:span text:style-name="T7">you had formed the earth and the world,</text:span></text:p>
            <text:p text:style-name="P4"><text:span text:style-name="T8"><text:s text:c="7"/></text:span><text:span text:style-name="T8">from everlasting to everlasting you are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6" draw:layer="layout" svg:width="26.162cm" svg:height="7.766cm" svg:x="1.27cm" svg:y="0.762cm">
          <draw:text-box>
            <text:p text:style-name="P3"><text:span text:style-name="T3">3 </text:span><text:span text:style-name="T4">You return man to dust</text:span></text:p>
            <text:p text:style-name="P4"><text:span text:style-name="T5"><text:s text:c="6"/></text:span><text:span text:style-name="T5">and say, “Return, O children of </text:span><text:span text:style-name="T8">man!”</text:span></text:p>
            <text:p text:style-name="P5"><text:span text:style-name="T6">4 </text:span><text:span text:style-name="T7">For a thousand years in your sight are but as <text:s/></text:span></text:p>
            <text:p text:style-name="P5"><text:span text:style-name="T7"><text:s text:c="3"/></text:span><text:span text:style-name="T7">yesterday when it is past,</text:span></text:p>
            <text:p text:style-name="P4"><text:span text:style-name="T8"><text:s text:c="7"/></text:span><text:span text:style-name="T8">or as a watch in the nigh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6" draw:layer="layout" svg:width="26.162cm" svg:height="7.766cm" svg:x="1.016cm" svg:y="1.016cm">
          <draw:text-box>
            <text:p text:style-name="P3"><text:span text:style-name="T3">5 </text:span><text:span text:style-name="T4">You sweep them away as with a flood;</text:span><text:span text:style-name="T5"> </text:span></text:p>
            <text:p text:style-name="P4"><text:span text:style-name="T5"><text:s text:c="6"/></text:span><text:span text:style-name="T5">they are like a dream, </text:span><text:span text:style-name="T8">like grass that is renewed </text:span></text:p>
            <text:p text:style-name="P4"><text:span text:style-name="T8"><text:s text:c="6"/></text:span><text:span text:style-name="T8">in the morning:</text:span></text:p>
            <text:p text:style-name="P7"><text:span text:style-name="T6">6 </text:span><text:span text:style-name="T7">in the morning it flourishes and is renewed;</text:span></text:p>
            <text:p text:style-name="P4"><text:span text:style-name="T8"><text:s text:c="6"/></text:span><text:span text:style-name="T8">in the evening it fades and wither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6" draw:layer="layout" svg:width="26.162cm" svg:height="6.263cm" svg:x="1.016cm" svg:y="1.016cm">
          <draw:text-box>
            <text:p text:style-name="P3"><text:span text:style-name="T3">7 </text:span><text:span text:style-name="T4">For we are brought to an end by your anger;</text:span></text:p>
            <text:p text:style-name="P4"><text:span text:style-name="T8"><text:s text:c="7"/></text:span><text:span text:style-name="T8">by your wrath we are dismayed.</text:span></text:p>
            <text:p text:style-name="P7"><text:span text:style-name="T6">8 </text:span><text:span text:style-name="T7">You have set our iniquities before you,</text:span><text:span text:style-name="T9"> </text:span></text:p>
            <text:p text:style-name="P4"><text:span text:style-name="T8"><text:s text:c="7"/></text:span><text:span text:style-name="T8">our secret sins in the light of your presen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11" draw:layer="layout" svg:width="26.162cm" svg:height="9.269cm" svg:x="1.016cm" svg:y="1.016cm">
          <draw:text-box>
            <text:p text:style-name="P8"><text:span text:style-name="T3">9 </text:span><text:span text:style-name="T4">For all our days pass away under your wrath;</text:span></text:p>
            <text:p text:style-name="P9"><text:span text:style-name="T5"><text:s text:c="7"/></text:span><text:span text:style-name="T5">we bring our years to an end</text:span><text:span text:style-name="T5"> like a sigh.</text:span></text:p>
            <text:p text:style-name="P10"><text:span text:style-name="T3">10 </text:span><text:span text:style-name="T4">The years of our life are seventy, or even by </text:span></text:p>
            <text:p text:style-name="P10"><text:span text:style-name="T4"><text:s text:c="4"/></text:span><text:span text:style-name="T4">reason of strength</text:span><text:span text:style-name="T4"> eighty;</text:span></text:p>
            <text:p text:style-name="P9"><text:span text:style-name="T5"><text:s text:c="8"/></text:span><text:span text:style-name="T5">yet their span is but toil and trouble; they are <text:s text:c="9"/>soon gone, and we</text:span><text:span text:style-name="T5"> fly away.</text:span><text:span text:style-name="T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1" draw:text-style-name="P11" draw:layer="layout" svg:width="26.162cm" svg:height="6.263cm" svg:x="1.016cm" svg:y="1.016cm">
          <draw:text-box>
            <text:p text:style-name="P12"><text:span text:style-name="T3">11 </text:span><text:span text:style-name="T4">Who considers the power of your</text:span><text:span text:style-name="T4"> anger,</text:span></text:p>
            <text:p text:style-name="P13"><text:span text:style-name="T5"><text:s text:c="8"/></text:span><text:span text:style-name="T5">and your wrath according to the </text:span><text:span text:style-name="T5">fear of you?</text:span></text:p>
            <text:p text:style-name="P12"><text:span text:style-name="T3">12 </text:span><text:span text:style-name="T4">So teach us to number</text:span><text:span text:style-name="T4"> our days</text:span></text:p>
            <text:p text:style-name="P13"><text:span text:style-name="T5"><text:s text:c="8"/></text:span><text:span text:style-name="T5">that we may get a heart of</text:span><text:span text:style-name="T5"> wisdo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1" draw:text-style-name="P11" draw:layer="layout" svg:width="26.162cm" svg:height="4.76cm" svg:x="1.016cm" svg:y="1.016cm">
          <draw:text-box>
            <text:p text:style-name="P12"><text:span text:style-name="T5">C: Glory be to the Father and to the Son and to the </text:span></text:p>
            <text:p text:style-name="P12"><text:span text:style-name="T5"><text:s text:c="4"/></text:span><text:span text:style-name="T5">Holy Ghost; as it was in the beginning, is now, </text:span></text:p>
            <text:p text:style-name="P12"><text:span text:style-name="T5"><text:s text:c="4"/></text:span><text:span text:style-name="T5">and ever shall be, world without end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4:45:09.856000000</meta:creation-date>
    <dc:title>Hymn template</dc:title>
    <meta:editing-duration>PT1M22S</meta:editing-duration>
    <meta:editing-cycles>2</meta:editing-cycles>
    <meta:generator>LibreOffice/4.3.2.2$Windows_x86 LibreOffice_project/edfb5295ba211bd31ad47d0bad0118690f76407d</meta:generator>
    <meta:initial-creator>Arthur Hoch</meta:initial-creator>
    <dc:date>2014-11-15T15:07:19.271000000</dc:date>
    <dc:creator>Arthur Hoch</dc:creator>
    <meta:document-statistic meta:object-count="45"/>
    <meta:template xlink:type="simple" xlink:actuate="onRequest" xlink:title="Hymn template" xlink:href="../../AppData/Roaming/LibreOffice/4/user/template/Worship%20Templsates/Hymn%20template.otp" meta:date="2014-11-15T14:45:09.528000000"/>
  </office:meta>
</office:document-meta>
</file>